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2_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H. Polano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21, 1893</text:p>
      <text:p text:style-name="P5">Month<text:tab/><text:tab/><text:tab/><text:tab/><text:tab/><text:tab/>July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H. POLANO,/</text:p>
      <text:p text:style-name="P2">117 North Seventh Street,/</text:p>
      <text:p text:style-name="P3">Philadelphia, July 21 1893/</text:p>
      <text:p text:style-name="P2">Rev. Dr. S. Morais/</text:p>
      <text:p text:style-name="P2"><text:tab/>Dear Sir/</text:p>
      <text:p text:style-name="P2"><text:tab/><text:tab/>Your favor and/ return checks at hand. <text:s/>I thank/ you very much for acting/ [Hebrew] this fee is/ your's[sic!] which belongs to your/ office but as long you have/ this religous[sic!] feeling I will accept/ it. [Hebrew]/</text:p>
      <text:p text:style-name="P2"><text:tab/>With best wishes to yourself/ and your family. <text:s/>I wish you/ [Hebrew]. <text:s/>My family send/ their compliment to yourself/ and your family/ Yours Truly/ H Polano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4T14:36:58.20</meta:creation-date>
    <dc:date>2011-12-14T14:41:20.01</dc:date>
    <dc:creator>Penn Libraries</dc:creator>
    <meta:editing-duration>PT00H04M2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7" meta:word-count="243" meta:character-count="1725"/>
  </office:meta>
</office:document-meta>
</file>